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ctor" svg:font-family="Actor"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Open Sans"/>
    </style:style>
    <style:style style:name="P2" style:family="paragraph" style:parent-style-name="Standard">
      <style:text-properties style:font-name="Open Sans" fo:font-weight="bold"/>
    </style:style>
    <style:style style:name="P3" style:family="paragraph" style:parent-style-name="Standard">
      <style:paragraph-properties fo:margin-top="0in" fo:margin-bottom="0.1965in"/>
      <style:text-properties style:font-name="Open Sans"/>
    </style:style>
    <style:style style:name="P4" style:family="paragraph" style:parent-style-name="Standard">
      <style:paragraph-properties fo:margin-top="0in" fo:margin-bottom="0.1965in"/>
      <style:text-properties style:font-name="Open Sans" fo:font-weight="bold"/>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OUTLINE</text:span>::</text:p>
      <text:p text:style-name="P1"/>
      <text:p text:style-name="P3">In my presentation, I will be attempting to answer the question: What is the Maker Movement?  It features three takes, namely:</text:p>
      <text:p text:style-name="P2">1. The Maker Movement is about turning ideas into reality. (By Joel)</text:p>
      <text:p text:style-name="P2">2. The Maker Movement is about doing something you love. (By Veera?)</text:p>
      <text:p text:style-name="P4">3. The Maker Movement is about empowering people. (By E-nable.org?)</text:p>
      <text:p text:style-name="P3">My vision is to convince the audience that there is no definite answer.  The Maker Movement instead is a combination of the paths, and goals of different individuals, in making things possible.  In doing so, I hope the audience will embark on their own individual paths of discovery.</text:p>
      <text:p text:style-name="P1"/>
      <text:p text:style-name="P1"/>
      <text:p text:style-name="P1">Good afternoon everyone! <text:s/>My name is Joel and I am pleased to share my topic which attempts to define: What exactly is the Maker Movement?</text:p>
      <text:p text:style-name="P1"/>
      <text:p text:style-name="P1">Before I begin, could I have a show of hands – How many of you have heard about the Maker Movement? <text:s/>(raises hands up). <text:s/>Well, the Maker Movement, and the art of “Making”, is a term coined by Make in 2005. <text:s/>According to Wikipedia, the Maker Movement is “a contemporary culture or subculture representing a technology-based extension of DIY culture...”, encompassing “activities such as metalworking, woodworking, and traditional arts and crafts... encouraging invention and prototyping”, with “a strong focus on using and learning practical skills and applying them creatively.”</text:p>
      <text:p text:style-name="P1"/>
      <text:p text:style-name="P1">Such definitions are useful (and this brings me to my question) but – may I ask – Just exactly - What is the Maker Movement? <text:s/>What exactly defines this culture of Making?</text:p>
      <text:p text:style-name="P1"/>
      <text:p text:style-name="P1">Is it defined by collaborating with individuals, bringing the community together to solve problems?</text:p>
      <text:p text:style-name="P1"/>
      <text:p text:style-name="P1">Or is it perhaps about education – Teaching the young about electronics, design and green farming through kits such as the Arduino?</text:p>
      <text:p text:style-name="P1"/>
      <text:p text:style-name="P1">Or perhaps it it simply just a exclusive community of – tech geeks?</text:p>
      <text:p text:style-name="P1"/>
      <text:p text:style-name="P1">Or just maybe, a movement celebrating the spirit of innovation?</text:p>
      <text:p text:style-name="P1"/>
      <text:p text:style-name="P1">And so – What exactly is the Maker Movement all about?</text:p>
      <text:p text:style-name="P1"><text:soft-page-break/></text:p>
      <text:p text:style-name="P1">May I suggest three responses to the audience that tackles this question.</text:p>
      <text:p text:style-name="P1"/>
      <text:p text:style-name="P1"/>
      <text:p text:style-name="P1">And first, to answer this question, perhaps I should begin by sharing my experience with you, on the Maker journey. <text:s/></text:p>
      <text:p text:style-name="P1"/>
      <text:p text:style-name="P1">And so first up: The Maker Movement is about turning ideas into reality.</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ctor" svg:font-family="Actor"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07-10T12:03:10</meta:creation-date>
    <meta:generator>LibreOffice/3.5$Linux_X86_64 LibreOffice_project/350m1$Build-2</meta:generator>
    <dc:date>2014-07-10T13:55:34</dc:date>
    <dc:creator>joel </dc:creator>
    <meta:editing-duration>PT1H48M48S</meta:editing-duration>
    <meta:editing-cycles>55</meta:editing-cycles>
    <meta:document-statistic meta:table-count="0" meta:image-count="0" meta:object-count="0" meta:page-count="2" meta:paragraph-count="17" meta:word-count="365" meta:character-count="2185" meta:non-whitespace-character-count="1827"/>
  </office:meta>
</office:document-meta>
</file>